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116.19mm" svg:y="23.37mm">
            <loext:p draw:notify-on-update-of-ranges="Sheet1.C6:Sheet1.C6 Sheet1.C7:Sheet1.C20 Sheet1.D6:Sheet1.D6 Sheet1.D7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ault_Thrott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6-11-05T22:03:31.117313001</dc:date>
    <meta:editing-duration>PT5M</meta:editing-duration>
    <meta:editing-cycles>2</meta:editing-cycles>
    <meta:generator>LibreOffice/5.1.4.2$Linux_X86_64 LibreOffice_project/10m0$Build-2</meta:generator>
    <meta:document-statistic meta:table-count="1" meta:cell-count="4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72cm" svg:y="4.204cm" style:legend-expansion="high" chart:style-name="ch2"/>
        <chart:plot-area chart:style-name="ch3" table:cell-range-address="Sheet1.C6:Sheet1.D20" chart:data-source-has-labels="row" svg:x="0.319cm" svg:y="0.18cm" svg:width="12.534cm" svg:height="8.646cm">
          <chartooo:coordinate-region svg:x="1.126cm" svg:y="0.38cm" svg:width="11.3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7:Sheet1.D20" chart:label-cell-address="Sheet1.D6:Sheet1.D6" chart:class="chart:scatter">
            <chart:domain table:cell-range-address="Sheet1.C7:Sheet1.C20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7:Sheet1.C20</svg:desc>
                </draw:g>
              </table:table-cell>
              <table:table-cell office:value-type="float" office:value="15">
                <text:p>15</text:p>
                <draw:g>
                  <svg:desc>Sheet1.D7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